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c4ab1" officeooo:paragraph-rsid="00046ae1"/>
    </style:style>
    <style:style style:name="P2" style:family="paragraph" style:parent-style-name="Preformatted_20_Text">
      <style:text-properties officeooo:rsid="0005cb5b" officeooo:paragraph-rsid="0005cb5b"/>
    </style:style>
    <style:style style:name="P3" style:family="paragraph" style:parent-style-name="Preformatted_20_Text">
      <style:text-properties officeooo:rsid="0028533a" officeooo:paragraph-rsid="0028533a"/>
    </style:style>
    <style:style style:name="T1" style:family="text">
      <style:text-properties officeooo:rsid="001d764d"/>
    </style:style>
    <style:style style:name="T2" style:family="text">
      <style:text-properties officeooo:rsid="00046ae1"/>
    </style:style>
    <style:style style:name="T3" style:family="text">
      <style:text-properties officeooo:rsid="001952f5"/>
    </style:style>
    <style:style style:name="T4" style:family="text">
      <style:text-properties officeooo:rsid="002882f6"/>
    </style:style>
    <style:style style:name="T5" style:family="text">
      <style:text-properties officeooo:rsid="002958f6"/>
    </style:style>
    <style:style style:name="T6" style:family="text">
      <style:text-properties officeooo:rsid="002a620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ek <text:span text:style-name="T6">5</text:span> <text:span text:style-name="T1">Lab</text:span></text:p>
      <text:p text:style-name="P1">Peter Atkinson - 2555678</text:p>
      <text:p text:style-name="P1">Antoni Stevenet – <text:span text:style-name="T2">2557398</text:span></text:p>
      <text:p text:style-name="P1"/>
      <text:p text:style-name="P2">1.</text:p>
      <text:p text:style-name="P3">#00FF00 vs. FF0000 (red vs green) – The brightness difference is insufficient (73.44 and it's supposed to be &gt;=125). The colour different is sufficient (510 and it's supposed to be &gt;= 500). Contrast ratio is 2.91. It fails the WCAG 2.0 AA standards.</text:p>
      <text:p text:style-name="P3"/>
      <text:p text:style-name="P3">2. Native apps can tailor-made to the device(s) they're being deployed on, so they can take greater advantage of the hardware and operating system of the device and therefoce can have much better functionality. Web apps require only a browser so the same code can be used on multiple platforms.</text:p>
      <text:p text:style-name="P3"/>
      <text:p text:style-name="P3">3. </text:p>
      <text:p text:style-name="P3">4.</text:p>
      <text:p text:style-name="P3">5.</text:p>
      <text:p text:style-name="P3">6.</text:p>
      <text:p text:style-name="P3">7.</text:p>
      <text:p text:style-name="P3">8. <text:span text:style-name="T5">The more server administrators there are that adhere to the Common Log Format, the easier it is to amass big data sets to analyze.</text:span></text:p>
      <text:p text:style-name="P3">9. <text:span text:style-name="T4">Guideline 1.1: text alternatives</text:span></text:p>
      <text:p text:style-name="P3">10.</text:p>
      <text:p text:style-name="P3">Bonu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8T15:29:19.245851000</meta:creation-date>
    <meta:editing-duration>PT22H22M5S</meta:editing-duration>
    <meta:editing-cycles>16</meta:editing-cycles>
    <meta:generator>LibreOffice/4.3.5.2$MacOSX_X86_64 LibreOffice_project/3a87456aaa6a95c63eea1c1b3201acedf0751bd5</meta:generator>
    <dc:date>2015-01-19T22:47:41.928555000</dc:date>
    <meta:document-statistic meta:table-count="0" meta:image-count="0" meta:object-count="0" meta:page-count="1" meta:paragraph-count="15" meta:word-count="140" meta:character-count="792" meta:non-whitespace-character-count="664"/>
  </office:meta>
</office:document-meta>
</file>